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44400000250B0F4CEC478CA3121.png" manifest:media-type="image/png"/>
  <manifest:file-entry manifest:full-path="Pictures/1000000000001000000009005F2996FAF81E7ABE.jpg" manifest:media-type="image/jpeg"/>
  <manifest:file-entry manifest:full-path="Pictures/10000201000001FF00000282F8713D073C8B8C21.png" manifest:media-type="image/png"/>
  <manifest:file-entry manifest:full-path="Pictures/10000000000002BC0000039A39BEEB3BCBCC3F5B.jpg" manifest:media-type="image/jpeg"/>
  <manifest:file-entry manifest:full-path="Pictures/10000000000002BF0000019BE432DFBD77E504F1.jpg" manifest:media-type="image/jpeg"/>
  <manifest:file-entry manifest:full-path="Pictures/1000000000000320000001C2E1D1AC92E67EEEDE.jpg" manifest:media-type="image/jpeg"/>
  <manifest:file-entry manifest:full-path="Pictures/100000000000027C00000166626462723A2D74F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23.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5.494cm" presentation:class="title" presentation:user-transformed="true">
          <draw:text-box>
            <text:p>Other <text:s/>Fun things to do with a Raspberry Pi</text:p>
          </draw:text-box>
        </draw:frame>
        <draw:frame draw:style-name="gr1" draw:text-style-name="P1" draw:layer="layout" svg:width="5.094cm" svg:height="6.4cm" svg:x="10.6cm" svg:y="9.8cm">
          <draw:image xlink:href="Pictures/10000201000001FF00000282F8713D073C8B8C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i Arcade</text:p>
          </draw:text-box>
        </draw:frame>
        <draw:frame draw:style-name="gr1" draw:text-style-name="P1" draw:layer="layout" svg:width="9.246cm" svg:height="12.179cm" svg:x="9.376cm" svg:y="4.913cm" presentation:class="graphic">
          <draw:image xlink:href="Pictures/10000000000002BC0000039A39BEEB3BCBCC3F5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otobooth</text:p>
          </draw:text-box>
        </draw:frame>
        <draw:frame draw:style-name="gr1" draw:text-style-name="P1" draw:layer="layout" svg:width="22.436cm" svg:height="12.628cm" svg:x="3.177cm" svg:y="4.628cm">
          <draw:image xlink:href="Pictures/100000000000027C00000166626462723A2D74F3.jpg" xlink:type="simple" xlink:show="embed" xlink:actuate="onLoad">
            <text:p/>
          </draw:image>
        </draw:frame>
        <draw:custom-shape draw:style-name="gr3" draw:text-style-name="P3" draw:layer="layout" svg:width="24.2cm" svg:height="2.6cm" svg:x="2.4cm" svg:y="16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ather Station</text:p>
          </draw:text-box>
        </draw:frame>
        <draw:frame draw:style-name="gr1" draw:text-style-name="P1" draw:layer="layout" svg:width="21.65cm" svg:height="12.179cm" svg:x="3.174cm" svg:y="4.913cm" presentation:class="graphic">
          <draw:image xlink:href="Pictures/1000000000000320000001C2E1D1AC92E67EEED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 Echo</text:p>
          </draw:text-box>
        </draw:frame>
        <draw:frame draw:style-name="gr1" draw:text-style-name="P1" draw:layer="layout" svg:width="21.652cm" svg:height="12.179cm" svg:x="3.173cm" svg:y="4.913cm" presentation:class="graphic">
          <draw:image xlink:href="Pictures/1000000000001000000009005F2996FAF81E7AB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ristmas Lights</text:p>
          </draw:text-box>
        </draw:frame>
        <draw:frame draw:style-name="gr1" draw:text-style-name="P1" draw:layer="layout" svg:width="22.467cm" svg:height="12.179cm" svg:x="2.765cm" svg:y="4.913cm" presentation:class="graphic">
          <draw:image xlink:href="Pictures/100002010000044400000250B0F4CEC478CA31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ote Controlled Car</text:p>
          </draw:text-box>
        </draw:frame>
        <draw:frame draw:style-name="gr1" draw:text-style-name="P1" draw:layer="layout" svg:width="20.832cm" svg:height="12.179cm" svg:x="3.583cm" svg:y="4.913cm" presentation:class="graphic" presentation:user-transformed="true">
          <draw:image xlink:href="Pictures/10000000000002BF0000019BE432DFBD77E504F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601cm" svg:y="0.894cm" presentation:class="title" presentation:user-transformed="true">
          <draw:text-box>
            <text:p>Useful Link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www.raspberrypi.org/" xlink:type="simple">https://www.raspberrypi.org</text:a></text:p>
              </text:list-item>
              <text:list-item>
                <text:p><text:a xlink:href="https://www.adafruit.com/" xlink:type="simple">https://www.adafruit.com</text:a></text:p>
              </text:list-item>
              <text:list-item>
                <text:p><text:a xlink:href="https://shop.pimoroni.com/collections/raspberry-pi" xlink:type="simple">https://shop.pimoroni.com/collections/raspberry-pi</text:a></text:p>
              </text:list-item>
              <text:list-item>
                <text:p><text:a xlink:href="https://thepihut.com/" xlink:type="simple">https://thepihut.com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1T08:48:23.408702336</meta:creation-date>
    <dc:date>2017-10-31T09:38:34.280245845</dc:date>
    <meta:editing-duration>PT5M55S</meta:editing-duration>
    <meta:editing-cycles>1</meta:editing-cycles>
    <meta:document-statistic meta:object-count="54"/>
    <meta:generator>LibreOffice/5.2.7.2$Linux_ARM_EABI LibreOffice_project/528e71104c3fcc3637004cef595401b05295414c</meta:generator>
  </office:meta>
</office:document-meta>
</file>